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keep-together="auto"/>
    </style:style>
    <style:style style:name="Changelog.8" style:family="table-row">
      <style:table-row-properties fo:keep-together="auto"/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0761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ce7c" officeooo:paragraph-rsid="0077c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ce7c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ce7c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a045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c0f" officeooo:paragraph-rsid="000a6c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1" style:master-page-name="Standard">
      <style:paragraph-properties style:page-number="1"/>
      <style:text-properties fo:language="en" fo:country="US"/>
    </style:style>
    <style:style style:name="P10" style:family="paragraph" style:parent-style-name="Header">
      <style:text-properties fo:color="#faa61a" fo:language="en" fo:country="US"/>
    </style:style>
    <style:style style:name="T1" style:family="text">
      <style:text-properties officeooo:rsid="00133305"/>
    </style:style>
    <style:style style:name="T2" style:family="text">
      <style:text-properties officeooo:rsid="0011f712"/>
    </style:style>
    <style:style style:name="T3" style:family="text">
      <style:text-properties officeooo:rsid="007d0cbe"/>
    </style:style>
    <style:style style:name="T4" style:family="text">
      <style:text-properties officeooo:rsid="000aeb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14/10/2018</text:p>
          </table:table-cell>
          <table:table-cell table:style-name="Changelog.B2" office:value-type="string">
            <text:p text:style-name="P1">Created this document</text:p>
          </table:table-cell>
        </table:table-row>
        <table:table-row table:style-name="Changelog.3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18/10/2018</text:p>
          </table:table-cell>
          <table:table-cell table:style-name="Changelog.B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1/10/2018</text:p>
          </table:table-cell>
          <table:table-cell table:style-name="Changelog.B2" office:value-type="string">
            <text:p text:style-name="P1">Added image to characters</text:p>
          </table:table-cell>
        </table:table-row>
        <table:table-row table:style-name="Changelog.3">
          <table:table-cell table:style-name="Changelog.A3" office:value-type="string">
            <text:p text:style-name="P1">Dettori, <text:span text:style-name="T1">Iervolino, Maione</text:span></text:p>
          </table:table-cell>
          <table:table-cell table:style-name="Changelog.B3" office:value-type="string">
            <text:p text:style-name="P1">22/10/2018</text:p>
          </table:table-cell>
          <table:table-cell table:style-name="Changelog.B3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3/10/2018</text:p>
          </table:table-cell>
          <table:table-cell table:style-name="Changelog.B2" office:value-type="string">
            <text:p text:style-name="P1">Added deadlines</text:p>
          </table:table-cell>
        </table:table-row>
        <table:table-row table:style-name="Changelog.3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24/10/2018</text:p>
          </table:table-cell>
          <table:table-cell table:style-name="Changelog.B3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string">
            <text:p text:style-name="P1">25/10/2018</text:p>
          </table:table-cell>
          <table:table-cell table:style-name="Changelog.B2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25/10/2018</text:p>
          </table:table-cell>
          <table:table-cell table:style-name="Changelog.B3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</text:span></text:p>
          </table:table-cell>
          <table:table-cell table:style-name="Changelog.B2" office:value-type="string">
            <text:p text:style-name="P1">03/11/2018</text:p>
          </table:table-cell>
          <table:table-cell table:style-name="Changelog.B2" office:value-type="string">
            <text:p text:style-name="P1">Summary of acts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4/11/2018</text:p>
          </table:table-cell>
          <table:table-cell table:style-name="Changelog.B3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, </text:span>Maione</text:p>
          </table:table-cell>
          <table:table-cell table:style-name="Changelog.B2" office:value-type="string">
            <text:p text:style-name="P1">05/11/2018</text:p>
          </table:table-cell>
          <table:table-cell table:style-name="Changelog.B2" office:value-type="string">
            <text:p text:style-name="P1"><text:span text:style-name="T2">Designed and </text:span>Added world maps</text:p>
          </table:table-cell>
        </table:table-row>
        <table:table-row table:style-name="Changelog.10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06/11/2018</text:p>
          </table:table-cell>
          <table:table-cell table:style-name="Changelog.B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Updated characters layout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7/11/2018</text:p>
          </table:table-cell>
          <table:table-cell table:style-name="Changelog.B3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World diagrams, added Ben</text:p>
          </table:table-cell>
        </table:table-row>
        <table:table-row table:style-name="Changelog.10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08/11/2018</text:p>
          </table:table-cell>
          <table:table-cell table:style-name="Changelog.B3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8/11/2018</text:p>
          </table:table-cell>
          <table:table-cell table:style-name="Changelog.B2" office:value-type="string">
            <text:p text:style-name="P1">General formatting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6/11/2018</text:p>
          </table:table-cell>
          <table:table-cell table:style-name="Changelog.B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7/11/2018</text:p>
          </table:table-cell>
          <table:table-cell table:style-name="Changelog.B2" office:value-type="string">
            <text:p text:style-name="P3">Replaced all the embedded images with the <text:span text:style-name="T3">referenced</text:span> one</text:p>
          </table:table-cell>
        </table:table-row>
        <table:table-row table:style-name="Changelog.10">
          <table:table-cell table:style-name="Changelog.A3" office:value-type="string">
            <text:p text:style-name="P4">Dettori</text:p>
          </table:table-cell>
          <table:table-cell table:style-name="Changelog.B3" office:value-type="string">
            <text:p text:style-name="P4">17/11/2018</text:p>
          </table:table-cell>
          <table:table-cell table:style-name="Changelog.B3" office:value-type="string">
            <text:p text:style-name="P4">Modified story flowchart</text:p>
          </table:table-cell>
        </table:table-row>
        <table:table-row table:style-name="Changelog.10">
          <table:table-cell table:style-name="Changelog.A2" office:value-type="string">
            <text:p text:style-name="P2">Iervolino</text:p>
          </table:table-cell>
          <table:table-cell table:style-name="Changelog.B2" office:value-type="string">
            <text:p text:style-name="P5">17/11/2018</text:p>
          </table:table-cell>
          <table:table-cell table:style-name="Changelog.B2" office:value-type="string">
            <text:p text:style-name="P7">Added Main story</text:p>
          </table:table-cell>
        </table:table-row>
        <table:table-row table:style-name="Changelog.10">
          <table:table-cell table:style-name="Changelog.A3" office:value-type="string">
            <text:p text:style-name="P8">Maione</text:p>
          </table:table-cell>
          <table:table-cell table:style-name="Changelog.B3" office:value-type="string">
            <text:p text:style-name="P6">17/11/2018</text:p>
          </table:table-cell>
          <table:table-cell table:style-name="Changelog.B3" office:value-type="string">
            <text:p text:style-name="P8">Create<text:span text:style-name="T4">d</text:span> OpenOffice Master document</text:p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/<text:page-count>2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17T22:39:28.606000000</dc:date>
    <dc:creator>Michele Maione</dc:creator>
    <meta:editing-duration>PT35S</meta:editing-duration>
    <meta:editing-cycles>3</meta:editing-cycles>
    <meta:generator>LibreOffice/6.1.2.1$Windows_X86_64 LibreOffice_project/65905a128db06ba48db947242809d14d3f9a93fe</meta:generator>
    <meta:document-statistic meta:table-count="1" meta:image-count="0" meta:object-count="0" meta:page-count="2" meta:paragraph-count="71" meta:word-count="144" meta:character-count="1062" meta:non-whitespace-character-count="989"/>
    <meta:template xlink:type="simple" xlink:actuate="onRequest" xlink:title="" xlink:href="../MasterGameDesignDocument.odm" meta:date="2018-11-17T22:39:04.909000000"/>
  </office:meta>
</office:document-meta>
</file>